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7262" officeooo:paragraph-rsid="0006726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e0fdf" officeooo:paragraph-rsid="000e0fd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67262" officeooo:paragraph-rsid="0006726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67262" officeooo:paragraph-rsid="000e0fd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67262" officeooo:paragraph-rsid="0017faf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74129" officeooo:paragraph-rsid="0007412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e0fdf" officeooo:paragraph-rsid="000e0fd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7fafa" officeooo:paragraph-rsid="0017faf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67262" officeooo:paragraph-rsid="00067262" fo:background-color="#fff20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7fafa" officeooo:paragraph-rsid="0017fafa" fo:background-color="#fff20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06b0b4" officeooo:paragraph-rsid="0017fafa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9.75pt" fo:letter-spacing="normal" fo:font-style="normal" fo:font-weight="normal" officeooo:rsid="00067262" officeooo:paragraph-rsid="00067262" style:font-weight-asian="normal" style:font-weight-complex="normal"/>
    </style:style>
    <style:style style:name="T1" style:family="text">
      <style:text-properties officeooo:rsid="00067262"/>
    </style:style>
    <style:style style:name="T2" style:family="text">
      <style:text-properties officeooo:rsid="0006b0b4"/>
    </style:style>
    <style:style style:name="T3" style:family="text">
      <style:text-properties officeooo:rsid="00074129"/>
    </style:style>
    <style:style style:name="T4" style:family="text">
      <style:text-properties officeooo:rsid="0008ba92"/>
    </style:style>
    <style:style style:name="T5" style:family="text">
      <style:text-properties officeooo:rsid="000e0fdf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pyter hub Customization<text:span text:style-name="T4">s</text:span> Document</text:p>
      <text:p text:style-name="P3"/>
      <text:p text:style-name="P3">1.fetching files from github and need to display in jupyterhub</text:p>
      <text:p text:style-name="P3">/opt/tljh/hub/lib/python3.6/site-packages/tljh/jupyterhub_config.py</text:p>
      <text:p text:style-name="P3"/>
      <text:p text:style-name="P2"><text:span text:style-name="T6">jupyterhub_config.py File Content:-</text:span></text:p>
      <text:p text:style-name="P3">------------------------------------------------------<text:span text:style-name="T5">start---------------------------------------------------------</text:span></text:p>
      <text:p text:style-name="P3">"""</text:p>
      <text:p text:style-name="P3">JupyterHub config for the littlest jupyterhub.</text:p>
      <text:p text:style-name="P3">"""</text:p>
      <text:p text:style-name="P3">import subprocess</text:p>
      <text:p text:style-name="P3">from glob import glob</text:p>
      <text:p text:style-name="P3">import os</text:p>
      <text:p text:style-name="P3">import git, <text:s/>shutil</text:p>
      <text:p text:style-name="P3">from pwd import getpwnam</text:p>
      <text:p text:style-name="P3">#import grp</text:p>
      <text:p text:style-name="P3">#from pathlib import Path <text:s/></text:p>
      <text:p text:style-name="P3"/>
      <text:p text:style-name="P3">from systemdspawner import SystemdSpawner</text:p>
      <text:p text:style-name="P3">from tljh import configurer, user</text:p>
      <text:p text:style-name="P3">from tljh.config import INSTALL_PREFIX, USER_ENV_PREFIX, CONFIG_DIR</text:p>
      <text:p text:style-name="P3">from tljh.normalize import generate_system_username</text:p>
      <text:p text:style-name="P3">from tljh.utils import get_plugin_manager</text:p>
      <text:p text:style-name="P3">from jupyterhub_traefik_proxy import TraefikTomlProxy</text:p>
      <text:p text:style-name="P3"/>
      <text:p text:style-name="P3">from traitlets import Dict, Unicode, List</text:p>
      <text:p text:style-name="P3"/>
      <text:p text:style-name="P3"/>
      <text:p text:style-name="P3"/>
      <text:p text:style-name="P3">class UserCreatingSpawner(SystemdSpawner):</text:p>
      <text:p text:style-name="P3"><text:s text:c="4"/>"""</text:p>
      <text:p text:style-name="P3"><text:s text:c="4"/>SystemdSpawner with user creation on spawn.</text:p>
      <text:p text:style-name="P3"/>
      <text:p text:style-name="P3"><text:s text:c="4"/>FIXME: Remove this somehow?</text:p>
      <text:p text:style-name="P3"><text:s text:c="4"/>"""</text:p>
      <text:p text:style-name="P3"><text:s text:c="4"/>user_groups = Dict(key_trait=Unicode(), value_trait=List(Unicode()), config=True)</text:p>
      <text:p text:style-name="P3"/>
      <text:p text:style-name="P3"><text:s text:c="4"/>def start(self):</text:p>
      <text:p text:style-name="P3"><text:s text:c="7"/></text:p>
      <text:p text:style-name="P3"><text:s text:c="8"/>system_username = generate_system_username('jupyter-'+ self.user.name)</text:p>
      <text:p text:style-name="P3"/>
      <text:p text:style-name="P3"><text:s text:c="8"/># FIXME: This is a hack. Allow setting username directly instead</text:p>
      <text:p text:style-name="P3"><text:s text:c="8"/>self.username_template = system_username</text:p>
      <text:p text:style-name="P3"><text:s text:c="8"/>user.ensure_user(system_username)</text:p>
      <text:p text:style-name="P3"><text:s text:c="8"/>user.ensure_user_group(system_username, 'jupyterhub-users')</text:p>
      <text:p text:style-name="P3"><text:s text:c="8"/>if self.user.admin:</text:p>
      <text:p text:style-name="P3"><text:s text:c="12"/>user.ensure_user_group(system_username, 'jupyterhub-admins')</text:p>
      <text:p text:style-name="P3"><text:s text:c="8"/>else:</text:p>
      <text:p text:style-name="P3"><text:s text:c="12"/>user.remove_user_group(system_username, 'jupyterhub-admins')</text:p>
      <text:p text:style-name="P3"><text:s text:c="8"/>if self.user_groups:</text:p>
      <text:p text:style-name="P3"><text:s text:c="12"/>for group, users in self.user_groups.items():</text:p>
      <text:p text:style-name="P3"><text:s text:c="16"/>if self.user.name in users:</text:p>
      <text:p text:style-name="P3"><text:soft-page-break/><text:s text:c="20"/>user.ensure_user_group(system_username, group)</text:p>
      <text:p text:style-name="P3"><text:s text:c="8"/>return super().start()</text:p>
      <text:p text:style-name="P3"/>
      <text:p text:style-name="P3">c.JupyterHub.spawner_class = UserCreatingSpawner</text:p>
      <text:p text:style-name="P3"># leave users running when the Hub restarts</text:p>
      <text:p text:style-name="P3">c.JupyterHub.cleanup_servers = False</text:p>
      <text:p text:style-name="P3"/>
      <text:p text:style-name="P3"># Use a high port so users can try this on machines with a JupyterHub already present</text:p>
      <text:p text:style-name="P3">c.JupyterHub.hub_port = 15001</text:p>
      <text:p text:style-name="P3"/>
      <text:p text:style-name="P3">c.TraefikTomlProxy.should_start = False</text:p>
      <text:p text:style-name="P3"/>
      <text:p text:style-name="P3">dynamic_conf_file_path = os.path.join(INSTALL_PREFIX, 'state', 'rules', 'rules.toml')</text:p>
      <text:p text:style-name="P3">c.TraefikTomlProxy.toml_dynamic_config_file = dynamic_conf_file_path</text:p>
      <text:p text:style-name="P3">c.JupyterHub.proxy_class = TraefikTomlProxy</text:p>
      <text:p text:style-name="P3"/>
      <text:p text:style-name="P3">c.SystemdSpawner.extra_paths = [os.path.join(USER_ENV_PREFIX, 'bin')]</text:p>
      <text:p text:style-name="P3">c.SystemdSpawner.default_shell = '/bin/bash'</text:p>
      <text:p text:style-name="P3"># Drop the '-singleuser' suffix present in the default template</text:p>
      <text:p text:style-name="P3">c.SystemdSpawner.unit_name_template = 'jupyter-{USERNAME}'</text:p>
      <text:p text:style-name="P3"/>
      <text:p text:style-name="P3">tljh_config = configurer.load_config()</text:p>
      <text:p text:style-name="P3">configurer.apply_config(tljh_config, c)</text:p>
      <text:p text:style-name="P3"/>
      <text:p text:style-name="P3"># Let TLJH hooks modify `c` if they want</text:p>
      <text:p text:style-name="P3"/>
      <text:p text:style-name="P3">## iframe</text:p>
      <text:p text:style-name="P3"/>
      <text:p text:style-name="P3">c.JupyterHub.tornado_settings = {</text:p>
      <text:p text:style-name="P3"><text:s text:c="4"/>'headers': {</text:p>
      <text:p text:style-name="P9"><text:s text:c="9"/>'Content-Security-Policy': 'frame-ancestors self https://www.aieducator.com',</text:p>
      <text:p text:style-name="P3"/>
      <text:p text:style-name="P3"><text:s text:c="4"/>}</text:p>
      <text:p text:style-name="P3">}</text:p>
      <text:p text:style-name="P3"/>
      <text:p text:style-name="P3"/>
      <text:p text:style-name="P3">##After login</text:p>
      <text:p text:style-name="P3">#c.NotebookApp.tornado_settings={</text:p>
      <text:p text:style-name="P3"># <text:s/>"headers":{</text:p>
      <text:p text:style-name="P3"># <text:s text:c="3"/>"Content-Security-Policy": "frame-ancestors self <text:s/>https://aieducator.com",</text:p>
      <text:p text:style-name="P3"># <text:s/>}</text:p>
      <text:p text:style-name="P3">#}</text:p>
      <text:p text:style-name="P3"/>
      <text:p text:style-name="P3"/>
      <text:p text:style-name="P3"/>
      <text:p text:style-name="P3"/>
      <text:p text:style-name="P3"># Call our custom configuration plugin</text:p>
      <text:p text:style-name="P3">pm = get_plugin_manager()</text:p>
      <text:p text:style-name="P3">pm.hook.tljh_custom_jupyterhub_config(c=c)</text:p>
      <text:p text:style-name="P3"/>
      <text:p text:style-name="P3"># Load arbitrary .py config files if they exist.</text:p>
      <text:p text:style-name="P3"># This is our escape hatch</text:p>
      <text:p text:style-name="P3"><text:soft-page-break/>extra_configs = sorted(glob(os.path.join(CONFIG_DIR, 'jupyterhub_config.d', '*.py')))</text:p>
      <text:p text:style-name="P3">for ec in extra_configs:</text:p>
      <text:p text:style-name="P3"><text:s text:c="4"/>load_subconfig(ec)</text:p>
      <text:p text:style-name="P3"/>
      <text:p text:style-name="P3"/>
      <text:p text:style-name="P3"/>
      <text:p text:style-name="P3"/>
      <text:p text:style-name="P3">#Assignment</text:p>
      <text:p text:style-name="P3">ERASE_DIR = True</text:p>
      <text:p text:style-name="P3"/>
      <text:p text:style-name="P3">def clone_repo(uid,username, git_url, repo_dir):</text:p>
      <text:p text:style-name="P3"><text:s text:c="4"/></text:p>
      <text:p text:style-name="P3"><text:s text:c="4"/>git.Repo.clone_from(git_url, repo_dir)</text:p>
      <text:p text:style-name="P3"><text:s text:c="4"/></text:p>
      <text:p text:style-name="P3"># <text:s text:c="3"/>shutil.copytree(repo_dir,'home/jupyter-{username}')</text:p>
      <text:p text:style-name="P3"><text:s text:c="4"/>try:</text:p>
      <text:p text:style-name="P3"><text:s text:c="8"/>getpwnam(username)</text:p>
      <text:p text:style-name="P3"><text:s text:c="4"/>except KeyError:</text:p>
      <text:p text:style-name="P3"><text:s text:c="4"/><text:tab/>subprocess.check_call(['useradd', '-ms', '/bin/bash', username])</text:p>
      <text:p text:style-name="P3"><text:s text:c="4"/>uid = getpwnam(username).pw_uid</text:p>
      <text:p text:style-name="P3"><text:s text:c="4"/>gid = getpwnam(username).pw_gid</text:p>
      <text:p text:style-name="P3"><text:s text:c="4"/>for root, dirs, files in os.walk(repo_dir):</text:p>
      <text:p text:style-name="P3"><text:s text:c="6"/>for d in dirs:</text:p>
      <text:p text:style-name="P3"><text:s text:c="12"/>shutil.chown(os.path.join(root, d), user=uid, group=gid)</text:p>
      <text:p text:style-name="P3"># <text:s text:c="10"/>subprocess.call(['chmod', '777', d])</text:p>
      <text:p text:style-name="P3"><text:s text:c="6"/>for f in files:</text:p>
      <text:p text:style-name="P3"><text:s text:c="12"/>shutil.chown(os.path.join(root, f), user=uid, group=gid)</text:p>
      <text:p text:style-name="P3"># <text:s text:c="11"/>subprocess.call(['chmod', '700', f])</text:p>
      <text:p text:style-name="P3"/>
      <text:p text:style-name="P3"/>
      <text:p text:style-name="P3">def create_dir_hook(spawner):</text:p>
      <text:p text:style-name="P3"/>
      <text:p text:style-name="P3"><text:s text:c="4"/>username = spawner.user.name</text:p>
      <text:p text:style-name="P3"><text:s text:c="4"/>uid = spawner.user.id</text:p>
      <text:p text:style-name="P3"><text:s text:c="4"/>DIR_NAME = os.path.join("/home", username)</text:p>
      <text:p text:style-name="P9"><text:s text:c="4"/>git_url = "https://github.com/Metagogy/ML-BootCAMP-Assignments.git"</text:p>
      <text:p text:style-name="P3"><text:s text:c="4"/>repo_dir = os.path.join(DIR_NAME, 'Assignments')</text:p>
      <text:p text:style-name="P3"/>
      <text:p text:style-name="P3"><text:s text:c="4"/>if ERASE_DIR == True:</text:p>
      <text:p text:style-name="P3"><text:s text:c="8"/>if os.path.isdir(repo_dir):</text:p>
      <text:p text:style-name="P3"><text:s text:c="11"/>shutil.rmtree(repo_dir)</text:p>
      <text:p text:style-name="P3"><text:s text:c="8"/>os.makedirs(repo_dir)</text:p>
      <text:p text:style-name="P3"><text:s text:c="8"/>clone_repo(uid,username, git_url, repo_dir)</text:p>
      <text:p text:style-name="P3"/>
      <text:p text:style-name="P3"><text:s text:c="4"/>if ERASE_DIR == False and not (os.path.isdir(repo_dir)):</text:p>
      <text:p text:style-name="P3"><text:s text:c="8"/>os.makedirs(repo_dir)</text:p>
      <text:p text:style-name="P3"><text:s text:c="8"/>clone_repo(uid,username, git_url, repo_dir)</text:p>
      <text:p text:style-name="P3"/>
      <text:p text:style-name="P3"><text:s text:c="4"/>if ERASE_DIR == False and os.path.isdir(repo_dir):</text:p>
      <text:p text:style-name="P3"><text:s text:c="8"/>pass</text:p>
      <text:p text:style-name="P3"/>
      <text:p text:style-name="P3">c.Spawner.pre_spawn_hook = create_dir_hook</text:p>
      <text:p text:style-name="P3"><text:soft-page-break/></text:p>
      <text:p text:style-name="P3">## Home folder </text:p>
      <text:p text:style-name="P3">c.Spawner.notebook_dir = '/home/{username}'</text:p>
      <text:p text:style-name="P3">-------------------------------------------------------<text:span text:style-name="T5">end---------------------------------------------------------</text:span></text:p>
      <text:p text:style-name="P3"/>
      <text:p text:style-name="P3">2.notebook file replacement</text:p>
      <text:p text:style-name="P12">/opt/tljh/user/lib/python3.7/site-packages/notebook/templates/<text:span text:style-name="T3">notebook.html</text:span></text:p>
      <text:p text:style-name="P12"/>
      <text:p text:style-name="P3">3.cros origin domain names in server</text:p>
      <text:p text:style-name="P6">--&gt; we need to change site name in the following two files</text:p>
      <text:p text:style-name="P6"><text:tab/>1). <text:span text:style-name="T1">/opt/tljh/hub/lib/python3.6/site-packages/tljh/jupyterhub_config.py</text:span></text:p>
      <text:p text:style-name="P6"><text:tab/>2). /etc/jupyter/jupyter_notebook_config.py</text:p>
      <text:p text:style-name="P7">jupyterhub_config.py file content is already placed at the top of this document and jupyter_notebook_config.py content is placed below</text:p>
      <text:p text:style-name="P7"/>
      <text:p text:style-name="P2"><text:span text:style-name="T6">jupyter_notebook_config.py File Content:-</text:span></text:p>
      <text:p text:style-name="P4">------------------------------------------------------<text:span text:style-name="T5">start---------------------------------------------------------</text:span></text:p>
      <text:p text:style-name="P4">c.NotebookApp.tornado_settings = {</text:p>
      <text:p text:style-name="P4"><text:s text:c="4"/>'headers': {</text:p>
      <text:p text:style-name="P4"><text:s text:c="8"/>'Content-Security-Policy': "frame-ancestors 'self' https://www.aieducator.com"</text:p>
      <text:p text:style-name="P4"><text:s text:c="4"/>}</text:p>
      <text:p text:style-name="P4">}</text:p>
      <text:p text:style-name="P7">--------------------------------------------------------end---------------------------------------------------------</text:p>
      <text:p text:style-name="P8"/>
      <text:p text:style-name="P8">Whenever we will install any packages in server by using pip, these packages will be placed in the following path</text:p>
      <text:p text:style-name="P5">4.python installed packages path in server</text:p>
      <text:p text:style-name="P11">/usr/local/lib/python3.6/dist-packages/</text:p>
      <text:p text:style-name="P5"/>
      <text:p text:style-name="P5"/>
      <text:p text:style-name="P5"/>
      <text:p text:style-name="P8">To make these python packages available to the jupyterhub, we need to copy all these packages from the above path and need to paste in the following path</text:p>
      <text:p text:style-name="P5">5. python installed packages path in jupyterhub path</text:p>
      <text:p text:style-name="P5">/opt/tljh/<text:span text:style-name="T2">user</text:span>/lib/python3.<text:span text:style-name="T2">7</text:span>/site-packages/</text:p>
      <text:p text:style-name="P5"/>
      <text:p text:style-name="P5"/>
      <text:p text:style-name="P8">6. To copy paste packages from server path to jupyterhub path use the follwoing command.</text:p>
      <text:p text:style-name="P10">root@JUPYTERHUB-2:/usr/local/lib/python3.6/dist-packages# cp -r . <text:s/><text:span text:style-name="T1">/opt/tljh/user/lib/python3.7/site-packages/</text:span> </text:p>
      <text:p text:style-name="P7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4T15:24:40.482935316</meta:creation-date>
    <dc:date>2021-02-24T16:24:58.232885835</dc:date>
    <meta:editing-duration>PT19M12S</meta:editing-duration>
    <meta:editing-cycles>5</meta:editing-cycles>
    <meta:generator>LibreOffice/6.1.6.3$Linux_X86_64 LibreOffice_project/10$Build-3</meta:generator>
    <meta:document-statistic meta:table-count="0" meta:image-count="0" meta:object-count="0" meta:page-count="4" meta:paragraph-count="143" meta:word-count="552" meta:character-count="6261" meta:non-whitespace-character-count="5432"/>
  </office:meta>
</office:document-meta>
</file>